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T1" style:family="text">
      <style:text-properties officeooo:rsid="0015cbb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statistics and probability, <text:span text:style-name="Strong_20_Emphasis">E[X]</text:span> is the <text:span text:style-name="Strong_20_Emphasis">expected value</text:span> (or expectation) of a random variable <text:span text:style-name="Strong_20_Emphasis">X</text:span>.</text:p>
      <text:p text:style-name="Text_20_body"><text:span text:style-name="Strong_20_Emphasis">X</text:span> is a <text:span text:style-name="Strong_20_Emphasis">random variable</text:span> — a variable whose value is determined by the outcome of a random process. For example, X might represent the result of rolling a die, the height of a randomly selected person, or the number of heads in 10 coin flips.</text:p>
      <text:p text:style-name="Text_20_body"><text:span text:style-name="Strong_20_Emphasis">E[X]</text:span> is essentially the long-run average value you'd expect X to take over many repeated trials. It's calculated as:</text:p>
      <text:list text:style-name="L1">
        <text:list-item>
          <text:p text:style-name="P1"><text:span text:style-name="Strong_20_Emphasis">Discrete case:</text:span> E[X] = Σ x · P(X = x) — you multiply each possible value by its probability and sum them up. </text:p>
        </text:list-item>
        <text:list-item>
          <text:p text:style-name="P2"><text:span text:style-name="Strong_20_Emphasis">Continuous case:</text:span> E[X] = ∫ x · f(x) dx — where f(x) is the probability density function. </text:p>
        </text:list-item>
      </text:list>
      <text:p text:style-name="Text_20_body">For example, for a fair six-sided die, E[X] = (1+2+3+4+5+6)/6 = <text:span text:style-name="Strong_20_Emphasis">3.5</text:span> — meaning if you roll it many times, the average result will converge to 3.5.</text:p>
      <text:h text:style-name="Heading_20_2" text:outline-level="2">Discrete Case</text:h>
      <text:p text:style-name="Text_20_body">For a discrete random variable, X can only take on a <text:span text:style-name="Strong_20_Emphasis">countable set of specific values</text:span> (like whole numbers). The expected value is:</text:p>
      <text:p text:style-name="Text_20_body"><text:span text:style-name="Strong_20_Emphasis">E[X] = Σ x · P(X = x)</text:span></text:p>
      <text:p text:style-name="Text_20_body">This just means: for every possible value x, multiply that value by how likely it is to occur, then add everything up. It's a <text:span text:style-name="Strong_20_Emphasis">weighted average</text:span> — outcomes that are more probable pull the expected value toward them.</text:p>
      <text:p text:style-name="Text_20_body">For the die example, each face has probability 1/6, so:</text:p>
      <text:p text:style-name="Text_20_body">E[X] = 1·(1/6) + 2·(1/6) + 3·(1/6) + 4·(1/6) + 5·(1/6) + 6·(1/6)</text:p>
      <text:p text:style-name="Text_20_body">= (1+2+3+4+5+6) / 6 = 21/6 = <text:span text:style-name="Strong_20_Emphasis">3.5</text:span></text:p>
      <text:p text:style-name="Horizontal_20_Line"/>
      <text:h text:style-name="Heading_20_2" text:outline-level="2"><text:span text:style-name="T1">Discrete Uniform Distribution: </text:span>E[X] = (a+b)/2</text:h>
      <text:p text:style-name="Text_20_body"><text:s/>X can take any integer value from a to b, and every value is equally likely.</text:p>
      <text:p text:style-name="Text_20_body">Since there are <text:span text:style-name="Strong_20_Emphasis">(b - a + 1)</text:span> total values, each has probability <text:span text:style-name="Strong_20_Emphasis">1/(b - a + 1)</text:span>.</text:p>
      <text:p text:style-name="Text_20_body">E[X] = Σ x · 1/(b-a+1) = [sum of integers from a to b] / (b - a + 1)</text:p>
      <text:p text:style-name="Text_20_body">The sum of consecutive integers from a to b is a classic result:</text:p>
      <text:p text:style-name="Text_20_body"><text:span text:style-name="Strong_20_Emphasis">Sum = (b - a + 1) · (a + b) / 2</text:span></text:p>
      <text:p text:style-name="Text_20_body">This comes from the fact that you can pair the smallest and largest values: a+b, then (a+1)+(b-1), and so on — every pair sums to the same value (a+b). So the average of the whole sequence is just (a+b)/2.</text:p>
      <text:p text:style-name="Text_20_body">Plugging back in:</text:p>
      <text:p text:style-name="Text_20_body">E[X] = [(b - a + 1) · (a + b) / 2] / (b - a + 1) = <text:span text:style-name="Strong_20_Emphasis">(a + b) / 2</text:span></text:p>
      <text:p text:style-name="Text_20_body"><text:soft-page-break/>The (b - a + 1) terms cancel, leaving the simple midpoint formula. Intuitively this makes sense — if every outcome is equally likely, the expected value is just the <text:span text:style-name="Strong_20_Emphasis">midpoint</text:span> of the range, exactly halfway between the smallest and largest valu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04:41:37.844122803</meta:creation-date>
    <dc:date>2026-02-21T04:45:44.983009112</dc:date>
    <meta:editing-duration>PT4M8S</meta:editing-duration>
    <meta:editing-cycles>1</meta:editing-cycles>
    <meta:document-statistic meta:table-count="0" meta:image-count="0" meta:object-count="0" meta:page-count="2" meta:paragraph-count="23" meta:word-count="440" meta:character-count="2214" meta:non-whitespace-character-count="1789"/>
    <meta:generator>LibreOffice/25.8.4.2$Linux_X86_64 LibreOffice_project/580$Build-2</meta:generator>
  </office:meta>
</office:document-meta>
</file>